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b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ldkfj;salkd j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0T16:56:04.278048406</meta:creation-date>
    <dc:date>2022-08-30T16:56:38.769675128</dc:date>
    <meta:editing-duration>PT3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6" meta:non-whitespace-character-count="15"/>
  </office:meta>
</office:document-meta>
</file>